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table:number-columns-repeated="3" table:style-name="ce1"/>
          <table:table-cell office:value-type="string" table:style-name="ce1">
            <text:p>Humann2</text:p>
          </table:table-cell>
          <table:table-cell table:number-columns-repeated="4" table:style-name="ce1"/>
          <table:table-cell office:value-type="string" table:style-name="ce1">
            <text:p>SAMSA2</text:p>
          </table:table-cell>
          <table:table-cell table:number-columns-repeated="4" table:style-name="ce1"/>
          <table:table-cell office:value-type="string" table:style-name="ce1">
            <text:p>MetaPro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le</text:p>
          </table:table-cell>
          <table:table-cell office:value-type="string" table:style-name="ce1">
            <text:p>raw line count</text:p>
          </table:table-cell>
          <table:table-cell office:value-type="string" table:style-name="ce1">
            <text:p>raw file read count</text:p>
          </table:table-cell>
          <table:table-cell office:value-type="string" table:style-name="ce1">
            <text:p>minutes</text:p>
          </table:table-cell>
          <table:table-cell office:value-type="string" table:style-name="ce1">
            <text:p>seconds</text:p>
          </table:table-cell>
          <table:table-cell office:value-type="string" table:style-name="ce1">
            <text:p>total seconds</text:p>
          </table:table-cell>
          <table:table-cell office:value-type="string" table:style-name="ce1">
            <text:p>reads/sec</text:p>
          </table:table-cell>
          <table:table-cell table:style-name="ce1"/>
          <table:table-cell office:value-type="string" table:style-name="ce1">
            <text:p>minutes</text:p>
          </table:table-cell>
          <table:table-cell office:value-type="string" table:style-name="ce1">
            <text:p>seconds</text:p>
          </table:table-cell>
          <table:table-cell office:value-type="string" table:style-name="ce1">
            <text:p>total seconds</text:p>
          </table:table-cell>
          <table:table-cell office:value-type="string" table:style-name="ce1">
            <text:p>reads/se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501 cecq n</text:p>
          </table:table-cell>
          <table:table-cell office:value-type="float" office:value="8985176" table:style-name="ce1">
            <text:p>8985176</text:p>
          </table:table-cell>
          <table:table-cell office:value-type="float" office:value="4492588" table:formula="of:=[.B3]/2" table:style-name="ce1">
            <text:p>4492588</text:p>
          </table:table-cell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office:value-type="float" office:value="696" table:formula="of:=[.D3]*60+[.E3]" table:style-name="ce1">
            <text:p>696</text:p>
          </table:table-cell>
          <table:table-cell office:value-type="float" office:value="6454.8678160919544" table:formula="of:=[.C3]/[.F3]" table:style-name="ce1">
            <text:p>6454.867816</text:p>
          </table:table-cell>
          <table:table-cell table:number-columns-repeated="3" table:style-name="ce1"/>
          <table:table-cell office:value-type="float" office:value="0" table:formula="of:=[.I3]*60+[.J3]" table:style-name="ce1">
            <text:p>0</text:p>
          </table:table-cell>
          <table:table-cell office:value-type="float" office:value="0" table:formula="of:=[.C3]/[.K3]" table:style-name="ce1">
            <text:p>#DIV/0!</text:p>
          </table:table-cell>
          <table:table-cell table:style-name="ce1"/>
          <table:table-cell office:value-type="float" office:value="5555" table:style-name="ce1">
            <text:p>55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01 cecq y</text:p>
          </table:table-cell>
          <table:table-cell office:value-type="float" office:value="11725404" table:style-name="ce1">
            <text:p>11725404</text:p>
          </table:table-cell>
          <table:table-cell office:value-type="float" office:value="5862702" table:formula="of:=[.B4]/2" table:style-name="ce1">
            <text:p>5862702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960" table:formula="of:=[.D4]*60+[.E4]" table:style-name="ce1">
            <text:p>960</text:p>
          </table:table-cell>
          <table:table-cell office:value-type="float" office:value="6106.9812499999998" table:formula="of:=[.C4]/[.F4]" table:style-name="ce1">
            <text:p>6106.98125</text:p>
          </table:table-cell>
          <table:table-cell table:number-columns-repeated="3" table:style-name="ce1"/>
          <table:table-cell office:value-type="float" office:value="0" table:formula="of:=[.I4]*60+[.J4]" table:style-name="ce1">
            <text:p>0</text:p>
          </table:table-cell>
          <table:table-cell office:value-type="float" office:value="0" table:formula="of:=[.C4]/[.K4]" table:style-name="ce1">
            <text:p>#DIV/0!</text:p>
          </table:table-cell>
          <table:table-cell table:style-name="ce1"/>
          <table:table-cell office:value-type="float" office:value="14712" table:style-name="ce1">
            <text:p>147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01 colq n</text:p>
          </table:table-cell>
          <table:table-cell office:value-type="float" office:value="5481988" table:style-name="ce1">
            <text:p>5481988</text:p>
          </table:table-cell>
          <table:table-cell office:value-type="float" office:value="2740994" table:formula="of:=[.B5]/2" table:style-name="ce1">
            <text:p>2740994</text:p>
          </table:table-cell>
          <table:table-cell office:value-type="float" office:value="8" table:style-name="ce1">
            <text:p>8</text:p>
          </table:table-cell>
          <table:table-cell office:value-type="float" office:value="57" table:style-name="ce1">
            <text:p>57</text:p>
          </table:table-cell>
          <table:table-cell office:value-type="float" office:value="537" table:formula="of:=[.D5]*60+[.E5]" table:style-name="ce1">
            <text:p>537</text:p>
          </table:table-cell>
          <table:table-cell office:value-type="float" office:value="5104.2718808193667" table:formula="of:=[.C5]/[.F5]" table:style-name="ce1">
            <text:p>5104.271881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2392" table:formula="of:=[.I5]*60+[.J5]" table:style-name="ce1">
            <text:p>2392</text:p>
          </table:table-cell>
          <table:table-cell office:value-type="float" office:value="1145.9005016722408" table:formula="of:=[.C5]/[.K5]" table:style-name="ce1">
            <text:p>1145.900502</text:p>
          </table:table-cell>
          <table:table-cell table:style-name="ce1"/>
          <table:table-cell office:value-type="float" office:value="6555" table:style-name="ce1">
            <text:p>65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02 cecq n</text:p>
          </table:table-cell>
          <table:table-cell office:value-type="float" office:value="12540804" table:style-name="ce1">
            <text:p>12540804</text:p>
          </table:table-cell>
          <table:table-cell office:value-type="float" office:value="6270402" table:formula="of:=[.B6]/2" table:style-name="ce1">
            <text:p>6270402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1027" table:formula="of:=[.D6]*60+[.E6]" table:style-name="ce1">
            <text:p>1027</text:p>
          </table:table-cell>
          <table:table-cell office:value-type="float" office:value="6105.5520934761444" table:formula="of:=[.C6]/[.F6]" table:style-name="ce1">
            <text:p>6105.552093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2490" table:formula="of:=[.I6]*60+[.J6]" table:style-name="ce1">
            <text:p>2490</text:p>
          </table:table-cell>
          <table:table-cell office:value-type="float" office:value="2518.233734939759" table:formula="of:=[.C6]/[.K6]" table:style-name="ce1">
            <text:p>2518.233735</text:p>
          </table:table-cell>
          <table:table-cell table:style-name="ce1"/>
          <table:table-cell office:value-type="float" office:value="7771" table:style-name="ce1">
            <text:p>77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02 cecq y</text:p>
          </table:table-cell>
          <table:table-cell office:value-type="float" office:value="8086784" table:style-name="ce1">
            <text:p>8086784</text:p>
          </table:table-cell>
          <table:table-cell office:value-type="float" office:value="4043392" table:formula="of:=[.B7]/2" table:style-name="ce1">
            <text:p>4043392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683" table:formula="of:=[.D7]*60+[.E7]" table:style-name="ce1">
            <text:p>683</text:p>
          </table:table-cell>
          <table:table-cell office:value-type="float" office:value="5920.0468521229868" table:formula="of:=[.C7]/[.F7]" table:style-name="ce1">
            <text:p>5920.046852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2462" table:formula="of:=[.I7]*60+[.J7]" table:style-name="ce1">
            <text:p>2462</text:p>
          </table:table-cell>
          <table:table-cell office:value-type="float" office:value="1642.3200649878147" table:formula="of:=[.C7]/[.K7]" table:style-name="ce1">
            <text:p>1642.320065</text:p>
          </table:table-cell>
          <table:table-cell table:style-name="ce1"/>
          <table:table-cell office:value-type="float" office:value="10163" table:style-name="ce1">
            <text:p>101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02 colq n</text:p>
          </table:table-cell>
          <table:table-cell office:value-type="float" office:value="6317488" table:style-name="ce1">
            <text:p>6317488</text:p>
          </table:table-cell>
          <table:table-cell office:value-type="float" office:value="3158744" table:formula="of:=[.B8]/2" table:style-name="ce1">
            <text:p>3158744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556" table:formula="of:=[.D8]*60+[.E8]" table:style-name="ce1">
            <text:p>556</text:p>
          </table:table-cell>
          <table:table-cell office:value-type="float" office:value="5681.1942446043167" table:formula="of:=[.C8]/[.F8]" table:style-name="ce1">
            <text:p>5681.19424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2473" table:formula="of:=[.I8]*60+[.J8]" table:style-name="ce1">
            <text:p>2473</text:p>
          </table:table-cell>
          <table:table-cell office:value-type="float" office:value="1277.2923574605743" table:formula="of:=[.C8]/[.K8]" table:style-name="ce1">
            <text:p>1277.292357</text:p>
          </table:table-cell>
          <table:table-cell table:style-name="ce1"/>
          <table:table-cell office:value-type="float" office:value="8555" table:style-name="ce1">
            <text:p>85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03 cecm n</text:p>
          </table:table-cell>
          <table:table-cell office:value-type="float" office:value="12350020" table:style-name="ce1">
            <text:p>12350020</text:p>
          </table:table-cell>
          <table:table-cell office:value-type="float" office:value="6175010" table:formula="of:=[.B9]/2" table:style-name="ce1">
            <text:p>6175010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037" table:formula="of:=[.D9]*60+[.E9]" table:style-name="ce1">
            <text:p>1037</text:p>
          </table:table-cell>
          <table:table-cell office:value-type="float" office:value="5954.6865959498555" table:formula="of:=[.C9]/[.F9]" table:style-name="ce1">
            <text:p>5954.686596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2535" table:formula="of:=[.I9]*60+[.J9]" table:style-name="ce1">
            <text:p>2535</text:p>
          </table:table-cell>
          <table:table-cell office:value-type="float" office:value="2435.9013806706116" table:formula="of:=[.C9]/[.K9]" table:style-name="ce1">
            <text:p>2435.901381</text:p>
          </table:table-cell>
          <table:table-cell table:style-name="ce1"/>
          <table:table-cell office:value-type="float" office:value="18982" table:style-name="ce1">
            <text:p>189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03 cecq n</text:p>
          </table:table-cell>
          <table:table-cell office:value-type="float" office:value="6883748" table:style-name="ce1">
            <text:p>6883748</text:p>
          </table:table-cell>
          <table:table-cell office:value-type="float" office:value="3441874" table:formula="of:=[.B10]/2" table:style-name="ce1">
            <text:p>3441874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568" table:formula="of:=[.D10]*60+[.E10]" table:style-name="ce1">
            <text:p>568</text:p>
          </table:table-cell>
          <table:table-cell office:value-type="float" office:value="6059.6373239436616" table:formula="of:=[.C10]/[.F10]" table:style-name="ce1">
            <text:p>6059.637324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2491" table:formula="of:=[.I10]*60+[.J10]" table:style-name="ce1">
            <text:p>2491</text:p>
          </table:table-cell>
          <table:table-cell office:value-type="float" office:value="1381.7238057005218" table:formula="of:=[.C10]/[.K10]" table:style-name="ce1">
            <text:p>1381.723806</text:p>
          </table:table-cell>
          <table:table-cell table:style-name="ce1"/>
          <table:table-cell office:value-type="float" office:value="6939" table:style-name="ce1">
            <text:p>69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04 cecm n</text:p>
          </table:table-cell>
          <table:table-cell office:value-type="float" office:value="10707296" table:style-name="ce1">
            <text:p>10707296</text:p>
          </table:table-cell>
          <table:table-cell office:value-type="float" office:value="5353648" table:formula="of:=[.B11]/2" table:style-name="ce1">
            <text:p>5353648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1354" table:formula="of:=[.D11]*60+[.E11]" table:style-name="ce1">
            <text:p>1354</text:p>
          </table:table-cell>
          <table:table-cell office:value-type="float" office:value="3953.9497784342689" table:formula="of:=[.C11]/[.F11]" table:style-name="ce1">
            <text:p>3953.949778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2526" table:formula="of:=[.I11]*60+[.J11]" table:style-name="ce1">
            <text:p>2526</text:p>
          </table:table-cell>
          <table:table-cell office:value-type="float" office:value="2119.4172604908945" table:formula="of:=[.C11]/[.K11]" table:style-name="ce1">
            <text:p>2119.41726</text:p>
          </table:table-cell>
          <table:table-cell table:style-name="ce1"/>
          <table:table-cell office:value-type="float" office:value="21442" table:style-name="ce1">
            <text:p>214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04 cecq n</text:p>
          </table:table-cell>
          <table:table-cell office:value-type="float" office:value="10089840" table:style-name="ce1">
            <text:p>10089840</text:p>
          </table:table-cell>
          <table:table-cell office:value-type="float" office:value="5044920" table:formula="of:=[.B12]/2" table:style-name="ce1">
            <text:p>5044920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850" table:formula="of:=[.D12]*60+[.E12]" table:style-name="ce1">
            <text:p>850</text:p>
          </table:table-cell>
          <table:table-cell office:value-type="float" office:value="5935.2" table:formula="of:=[.C12]/[.F12]" table:style-name="ce1">
            <text:p>5935.2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2488" table:formula="of:=[.I12]*60+[.J12]" table:style-name="ce1">
            <text:p>2488</text:p>
          </table:table-cell>
          <table:table-cell office:value-type="float" office:value="2027.7009646302251" table:formula="of:=[.C12]/[.K12]" table:style-name="ce1">
            <text:p>2027.700965</text:p>
          </table:table-cell>
          <table:table-cell table:style-name="ce1"/>
          <table:table-cell office:value-type="float" office:value="7764" table:style-name="ce1">
            <text:p>77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04 cecq y</text:p>
          </table:table-cell>
          <table:table-cell office:value-type="float" office:value="16571364" table:style-name="ce1">
            <text:p>16571364</text:p>
          </table:table-cell>
          <table:table-cell office:value-type="float" office:value="8285682" table:formula="of:=[.B13]/2" table:style-name="ce1">
            <text:p>8285682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1291" table:formula="of:=[.D13]*60+[.E13]" table:style-name="ce1">
            <text:p>1291</text:p>
          </table:table-cell>
          <table:table-cell office:value-type="float" office:value="6418.0340821068939" table:formula="of:=[.C13]/[.F13]" table:style-name="ce1">
            <text:p>6418.034082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507" table:formula="of:=[.I13]*60+[.J13]" table:style-name="ce1">
            <text:p>2507</text:p>
          </table:table-cell>
          <table:table-cell office:value-type="float" office:value="3305.0187475069806" table:formula="of:=[.C13]/[.K13]" table:style-name="ce1">
            <text:p>3305.018748</text:p>
          </table:table-cell>
          <table:table-cell table:style-name="ce1"/>
          <table:table-cell office:value-type="float" office:value="13132" table:style-name="ce1">
            <text:p>131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04 colq n</text:p>
          </table:table-cell>
          <table:table-cell office:value-type="float" office:value="9383212" table:style-name="ce1">
            <text:p>9383212</text:p>
          </table:table-cell>
          <table:table-cell office:value-type="float" office:value="4691606" table:formula="of:=[.B14]/2" table:style-name="ce1">
            <text:p>4691606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787" table:formula="of:=[.D14]*60+[.E14]" table:style-name="ce1">
            <text:p>787</text:p>
          </table:table-cell>
          <table:table-cell office:value-type="float" office:value="5961.3799237611183" table:formula="of:=[.C14]/[.F14]" table:style-name="ce1">
            <text:p>5961.379924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507" table:formula="of:=[.I14]*60+[.J14]" table:style-name="ce1">
            <text:p>2507</text:p>
          </table:table-cell>
          <table:table-cell office:value-type="float" office:value="1871.4024730753888" table:formula="of:=[.C14]/[.K14]" table:style-name="ce1">
            <text:p>1871.402473</text:p>
          </table:table-cell>
          <table:table-cell table:style-name="ce1"/>
          <table:table-cell office:value-type="float" office:value="15075" table:style-name="ce1">
            <text:p>15075</text:p>
          </table:table-cell>
          <table:table-cell table:number-columns-repeated="1637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Billy</dc:creator>
    <meta:creation-date>2017-10-20T23:41:04Z</meta:creation-date>
    <dc:date>2019-04-22T20:32:00Z</dc:date>
    <meta:editing-cycles>32</meta:editing-cycles>
    <meta:editing-duration>PT3604S</meta:editing-duration>
  </office:meta>
</office:document-meta>
</file>